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5ae1" officeooo:paragraph-rsid="000f5ae1"/>
    </style:style>
    <style:style style:name="P2" style:family="paragraph" style:parent-style-name="Standard">
      <style:text-properties officeooo:rsid="000f5ae1" officeooo:paragraph-rsid="0028d6c3"/>
    </style:style>
    <style:style style:name="P3" style:family="paragraph" style:parent-style-name="Standard">
      <style:text-properties officeooo:rsid="00112eb5" officeooo:paragraph-rsid="00112eb5"/>
    </style:style>
    <style:style style:name="P4" style:family="paragraph" style:parent-style-name="Standard">
      <style:text-properties officeooo:rsid="0011e6e7" officeooo:paragraph-rsid="0011e6e7"/>
    </style:style>
    <style:style style:name="P5" style:family="paragraph" style:parent-style-name="Standard">
      <style:text-properties officeooo:rsid="0016bc86" officeooo:paragraph-rsid="0016bc86"/>
    </style:style>
    <style:style style:name="P6" style:family="paragraph" style:parent-style-name="Standard">
      <style:text-properties officeooo:rsid="0019216f" officeooo:paragraph-rsid="0019216f"/>
    </style:style>
    <style:style style:name="P7" style:family="paragraph" style:parent-style-name="Standard">
      <style:text-properties officeooo:rsid="001ac449" officeooo:paragraph-rsid="001ac449"/>
    </style:style>
    <style:style style:name="P8" style:family="paragraph" style:parent-style-name="Standard">
      <style:text-properties officeooo:rsid="001b5eb3" officeooo:paragraph-rsid="001b5eb3"/>
    </style:style>
    <style:style style:name="P9" style:family="paragraph" style:parent-style-name="Standard">
      <style:text-properties officeooo:rsid="00229fe4" officeooo:paragraph-rsid="000f5ae1"/>
    </style:style>
    <style:style style:name="P10" style:family="paragraph" style:parent-style-name="Standard">
      <style:text-properties officeooo:paragraph-rsid="0026866a"/>
    </style:style>
    <style:style style:name="P11" style:family="paragraph" style:parent-style-name="Standard">
      <style:text-properties officeooo:paragraph-rsid="00273f22"/>
    </style:style>
    <style:style style:name="T1" style:family="text">
      <style:text-properties officeooo:rsid="00112eb5"/>
    </style:style>
    <style:style style:name="T2" style:family="text">
      <style:text-properties officeooo:rsid="0014e408"/>
    </style:style>
    <style:style style:name="T3" style:family="text">
      <style:text-properties officeooo:rsid="0016bc86"/>
    </style:style>
    <style:style style:name="T4" style:family="text">
      <style:text-properties officeooo:rsid="0017c47f"/>
    </style:style>
    <style:style style:name="T5" style:family="text">
      <style:text-properties officeooo:rsid="0019216f"/>
    </style:style>
    <style:style style:name="T6" style:family="text">
      <style:text-properties officeooo:rsid="001b5eb3"/>
    </style:style>
    <style:style style:name="T7" style:family="text">
      <style:text-properties officeooo:rsid="001e256f"/>
    </style:style>
    <style:style style:name="T8" style:family="text">
      <style:text-properties officeooo:rsid="0021f8d4"/>
    </style:style>
    <style:style style:name="T9" style:family="text">
      <style:text-properties officeooo:rsid="0026866a"/>
    </style:style>
    <style:style style:name="T10" style:family="text">
      <style:text-properties officeooo:rsid="002aa7f1"/>
    </style:style>
    <style:style style:name="T11" style:family="text">
      <style:text-properties officeooo:rsid="002b8200"/>
    </style:style>
    <style:style style:name="T12" style:family="text">
      <style:text-properties officeooo:rsid="002d2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éveloppeur junior <text:span text:style-name="T9">en WEB, C, JAVA  </text:span>cherche contrat d'alternance, </text:p>
      <text:p text:style-name="P11"><text:span text:style-name="T7">2 jours à partir du mois de Mars ,  et temps plein de mai à fin août.</text:span><text:line-break/></text:p>
      <text:p text:style-name="Standard"/>
      <text:p text:style-name="P1">Paulius </text:p>
      <text:p text:style-name="P1">Mickunas </text:p>
      <text:p text:style-name="P1"/>
      <text:p text:style-name="P1">Nationalité Lituanienne</text:p>
      <text:p text:style-name="P1">5 rue de la source 75016 PARIS</text:p>
      <text:p text:style-name="P1"/>
      <text:p text:style-name="P1">Bac +2</text:p>
      <text:p text:style-name="P1"><text:span text:style-name="T1">Étudiant</text:span> <text:s/>a Sorbonne université , je suis un élè<text:span text:style-name="T1">v</text:span>e sérieux et ponctuel</text:p>
      <text:p text:style-name="P9"/>
      <text:p text:style-name="P1"/>
      <text:p text:style-name="P1"><text:tab/><text:span text:style-name="T12">Personnalité : </text:span></text:p>
      <text:p text:style-name="P1"/>
      <text:p text:style-name="P1"/>
      <text:p text:style-name="P6"><text:tab/>Centres <text:span text:style-name="T12">d’intérêt</text:span> : </text:p>
      <text:p text:style-name="P6">-La musique : composition, improvisation Jazz, </text:p>
      <text:p text:style-name="P6">-Culture : visite d’exposition  <text:span text:style-name="T8">d’art</text:span></text:p>
      <text:p text:style-name="P6">-<text:span text:style-name="T8">Interets pour </text:span>les sciences.</text:p>
      <text:p text:style-name="P1"/>
      <text:p text:style-name="P1"/>
      <text:p text:style-name="P7"><text:tab/>Langues : </text:p>
      <text:p text:style-name="P7">Lituanien (maternelle) ,</text:p>
      <text:p text:style-name="P7">Français(<text:span text:style-name="T6">trilingue</text:span>) ,</text:p>
      <text:p text:style-name="P7">Anglais(trilingue), </text:p>
      <text:p text:style-name="P8">Espanol(Scolaire intermediaire), </text:p>
      <text:p text:style-name="P8">Italien(Scolaire débutant)</text:p>
      <text:p text:style-name="P1"/>
      <text:p text:style-name="P4"><text:tab/>Projets Réaliser :</text:p>
      <text:p text:style-name="P4"/>
      <text:p text:style-name="P4">Création de MétroBuilder – projet en java simulation d’un système de métro d’une ville<text:span text:style-name="T11">(chef du projet)</text:span></text:p>
      <text:p text:style-name="P4">Création de T<text:span text:style-name="T12">é</text:span>tris et Othello en C.</text:p>
      <text:p text:style-name="P4">Création d’un site web dédié aux fractales.</text:p>
      <text:p text:style-name="P4"><text:tab/></text:p>
      <text:p text:style-name="P3"><text:span text:style-name="T5"><text:tab/>Compétences</text:span> :</text:p>
      <text:p text:style-name="P2">Web : <text:span text:style-name="T4">CSS, HTML , JAVASCRIPT, Node.js</text:span></text:p>
      <text:p text:style-name="P1">Java</text:p>
      <text:p text:style-name="P1">C <text:span text:style-name="T3">avancé</text:span></text:p>
      <text:p text:style-name="P5">Administration </text:p>
      <text:p text:style-name="P5">Systèmes Opérationels <text:span text:style-name="T10">(SE)</text:span></text:p>
      <text:p text:style-name="P1"><text:span text:style-name="T2">Programation fonctionel : </text:span>Ocaml 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5:23:10.282345767</meta:creation-date>
    <dc:date>2019-12-19T15:40:13.490466691</dc:date>
    <meta:editing-duration>PT16M51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1" meta:paragraph-count="31" meta:word-count="135" meta:character-count="902" meta:non-whitespace-character-count="774"/>
  </office:meta>
</office:document-meta>
</file>